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2cm" fo:margin-left="0cm" fo:margin-right="-0.002cm" table:align="margins"/>
    </style:style>
    <style:style style:name="Tabelle1.A" style:family="table-column">
      <style:table-column-properties style:column-width="11.393cm" style:rel-column-width="43914*"/>
    </style:style>
    <style:style style:name="Tabelle1.B" style:family="table-column">
      <style:table-column-properties style:column-width="5.609cm" style:rel-column-width="21621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.007cm" fo:margin-left="0cm" fo:margin-right="-0.007cm" table:align="margins"/>
    </style:style>
    <style:style style:name="Tabelle4.A" style:family="table-column">
      <style:table-column-properties style:column-width="7.631cm" style:rel-column-width="29403*"/>
    </style:style>
    <style:style style:name="Tabelle4.B" style:family="table-column">
      <style:table-column-properties style:column-width="1.662cm" style:rel-column-width="6402*"/>
    </style:style>
    <style:style style:name="Tabelle4.C" style:family="table-column">
      <style:table-column-properties style:column-width="1.958cm" style:rel-column-width="7544*"/>
    </style:style>
    <style:style style:name="Tabelle4.D" style:family="table-column">
      <style:table-column-properties style:column-width="2.096cm" style:rel-column-width="8074*"/>
    </style:style>
    <style:style style:name="Tabelle4.E" style:family="table-column">
      <style:table-column-properties style:column-width="1.401cm" style:rel-column-width="5396*"/>
    </style:style>
    <style:style style:name="Tabelle4.F" style:family="table-column">
      <style:table-column-properties style:column-width="2.261cm" style:rel-column-width="8716*"/>
    </style:style>
    <style:style style:name="Tabelle4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7.624cm" style:rel-column-width="29388*"/>
    </style:style>
    <style:style style:name="Tabelle5.B" style:family="table-column">
      <style:table-column-properties style:column-width="1.662cm" style:rel-column-width="6405*"/>
    </style:style>
    <style:style style:name="Tabelle5.C" style:family="table-column">
      <style:table-column-properties style:column-width="1.96cm" style:rel-column-width="7554*"/>
    </style:style>
    <style:style style:name="Tabelle5.D" style:family="table-column">
      <style:table-column-properties style:column-width="2.092cm" style:rel-column-width="8064*"/>
    </style:style>
    <style:style style:name="Tabelle5.E" style:family="table-column">
      <style:table-column-properties style:column-width="1.392cm" style:rel-column-width="5364*"/>
    </style:style>
    <style:style style:name="Tabelle5.F" style:family="table-column">
      <style:table-column-properties style:column-width="2.272cm" style:rel-column-width="8760*"/>
    </style:style>
    <style:style style:name="Tabelle5.A1" style:family="table-cell">
      <style:table-cell-properties fo:background-color="transparent" fo:padding-left="0.019cm" fo:padding-right="0.019cm" fo:padding-top="0.019cm" fo:padding-bottom="0cm" fo:border="none">
        <style:background-image/>
      </style:table-cell-properties>
    </style:style>
    <style:style style:name="Tabelle5.B1" style:family="table-cell">
      <style:table-cell-properties fo:padding-left="0.019cm" fo:padding-right="0.019cm" fo:padding-top="0.019cm" fo:padding-bottom="0cm" fo:border="none"/>
    </style:style>
    <style:style style:name="Tabelle5.C1" style:family="table-cell">
      <style:table-cell-properties fo:padding-left="0.019cm" fo:padding-right="0.019cm" fo:padding-top="0.019cm" fo:padding-bottom="0cm" fo:border="none"/>
    </style:style>
    <style:style style:name="Tabelle5.D1" style:family="table-cell">
      <style:table-cell-properties fo:padding-left="0.019cm" fo:padding-right="0.019cm" fo:padding-top="0.019cm" fo:padding-bottom="0cm" fo:border="none"/>
    </style:style>
    <style:style style:name="Tabelle5.E1" style:family="table-cell">
      <style:table-cell-properties fo:padding-left="0.019cm" fo:padding-right="0.019cm" fo:padding-top="0.019cm" fo:padding-bottom="0cm" fo:border="none"/>
    </style:style>
    <style:style style:name="Tabelle5.F1" style:family="table-cell">
      <style:table-cell-properties fo:padding-left="0.019cm" fo:padding-right="0.019cm" fo:padding-top="0.019cm" fo:padding-bottom="0cm" fo:border="none"/>
    </style:style>
    <style:style style:name="Tabelle5.F2" style:family="table-cell">
      <style:table-cell-properties fo:padding-left="0.019cm" fo:padding-right="0.019cm" fo:padding-top="0.019cm" fo:padding-bottom="0cm" fo:border="none"/>
    </style:style>
    <style:style style:name="Tabelle6" style:family="table">
      <style:table-properties style:width="17cm" table:align="margins" style:may-break-between-rows="false"/>
    </style:style>
    <style:style style:name="Tabelle6.A" style:family="table-column">
      <style:table-column-properties style:column-width="9.294cm" style:rel-column-width="35827*"/>
    </style:style>
    <style:style style:name="Tabelle6.B" style:family="table-column">
      <style:table-column-properties style:column-width="4.057cm" style:rel-column-width="15639*"/>
    </style:style>
    <style:style style:name="Tabelle6.C" style:family="table-column">
      <style:table-column-properties style:column-width="3.649cm" style:rel-column-width="14069*"/>
    </style:style>
    <style:style style:name="Tabelle6.A1" style:family="table-cell">
      <style:table-cell-properties fo:padding="0.049cm" fo:border="none"/>
    </style:style>
    <style:style style:name="Tabelle6.B1" style:family="table-cell">
      <style:table-cell-properties fo:padding="0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2cm" style:rel-column-width="9607*"/>
    </style:style>
    <style:style style:name="Tabelle9.B" style:family="table-column">
      <style:table-column-properties style:column-width="14.508cm" style:rel-column-width="55928*"/>
    </style:style>
    <style:style style:name="Tabelle9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  <style:style style:name="P4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officeooo:paragraph-rsid="00227c48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officeooo:paragraph-rsid="0030abd8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3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ff3333" officeooo:paragraph-rsid="000e2b52"/>
    </style:style>
    <style:style style:name="P19" style:family="paragraph" style:parent-style-name="Tabellen_20_Notiz">
      <style:text-properties fo:font-style="normal" style:font-style-asian="normal" style:font-style-complex="normal"/>
    </style:style>
    <style:style style:name="P20" style:family="paragraph" style:parent-style-name="Tabellen_20_Notiz">
      <style:text-properties fo:font-style="normal" style:font-style-asian="normal" style:font-style-complex="normal"/>
    </style:style>
    <style:style style:name="P21" style:family="paragraph" style:parent-style-name="Tabellen_20_Notiz">
      <style:text-properties fo:font-style="normal" officeooo:paragraph-rsid="00353a23" style:font-style-asian="normal" style:font-style-complex="normal"/>
    </style:style>
    <style:style style:name="P22" style:family="paragraph" style:parent-style-name="Tabellen_20_Notiz">
      <style:text-properties fo:font-style="normal" fo:font-weight="bold" officeooo:paragraph-rsid="00353a23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eff25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P7"><draw:frame draw:style-name="fr1" draw:name="image: asimage(o.qrcode)" text:anchor-type="paragraph" svg:x="1.363cm" svg:y="0.201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8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1">Datum</text:p>
                </table:table-cell>
                <table:table-cell table:style-name="Tabelle2.A1" office:value-type="string">
                  <text:p text:style-name="P10"><text:text-input text:description="&lt;formatLang(o.date_invoice or '1970-01-01',date=True)&gt;">DATE</text:text-input></text:p>
                </table:table-cell>
              </table:table-row>
            </table:table>
            <text:p text:style-name="P10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1">Kunden-Nr</text:p>
                </table:table-cell>
                <table:table-cell table:style-name="Tabelle3.A1" office:value-type="string">
                  <text:p text:style-name="P10"><text:text-input text:description="&lt;o.partner_id.ref&gt;">REF</text:text-input></text:p>
                </table:table-cell>
              </table:table-row>
            </table:table>
            <text:p text:style-name="P10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4"/>
          </table:table-cell>
        </table:table-row>
      </table:table>
      <text:p text:style-name="Standard"/>
      <text:p text:style-name="P9"><text:text-input text:description="&lt;if test=&quot;o.perf_enabled and o.perf_start and o.perf_end&quot;&gt;">IF perf</text:text-input></text:p>
      <text:p text:style-name="P9"><text:span text:style-name="T1">Leistungszeitraum</text:span>: <text:text-input text:description="&lt;formatLang(o.perf_start,date=True)&gt;">perf_start</text:text-input> - <text:text-input text:description="&lt;formatLang(o.perf_end,date=True)&gt;">perf_end</text:text-input></text:p>
      <text:p text:style-name="P9"/>
      <text:p text:style-name="P9"><text:text-input text:description="&lt;/if&gt;">END IF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15">Beschreibung</text:p>
          </table:table-cell>
          <table:table-cell table:style-name="Tabelle4.A1" office:value-type="string">
            <text:p text:style-name="P16">Menge</text:p>
          </table:table-cell>
          <table:table-cell table:style-name="Tabelle4.A1" office:value-type="string">
            <text:p text:style-name="P17">Einheit</text:p>
          </table:table-cell>
          <table:table-cell table:style-name="Tabelle4.A1" office:value-type="string">
            <text:p text:style-name="P16">Preis/ME</text:p>
          </table:table-cell>
          <table:table-cell table:style-name="Tabelle4.A1" office:value-type="string">
            <text:p text:style-name="P15"/>
          </table:table-cell>
          <table:table-cell table:style-name="Tabelle4.A1" office:value-type="string">
            <text:p text:style-name="P16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10"><text:text-input text:description="&lt;formatLang(line.product_uom_qty) or ''&gt;">QUANTITY</text:text-input></text:p>
          </table:table-cell>
          <table:table-cell table:style-name="Tabelle5.C1" office:value-type="string">
            <text:p text:style-name="P14"><text:text-input text:description="&lt;line.product_uom&gt;">UOM</text:text-input></text:p>
          </table:table-cell>
          <table:table-cell table:style-name="Tabelle5.D1" office:value-type="string">
            <text:p text:style-name="P10"><text:text-input text:description="&lt;formatLang(line.price_unit)&gt;">UNIT_PRICE</text:text-input> <text:text-input text:description="&lt;line.currency&gt;">CUR</text:text-input></text:p>
          </table:table-cell>
          <table:table-cell table:style-name="Tabelle5.E1" office:value-type="string">
            <text:p text:style-name="P12"><text:text-input text:description="&lt;if test=&quot;line.discount&quot;&gt;">IF</text:text-input></text:p>
            <text:p text:style-name="P18">- <text:span text:style-name="T2"><text:text-input text:description="&lt;formatLang(line.discount,digits=0)&gt;">DISC</text:text-input></text:span><text:span text:style-name="T2"> </text:span>%</text:p>
            <text:p text:style-name="P12"><text:text-input text:description="&lt;/if&gt;">END IF</text:text-input></text:p>
          </table:table-cell>
          <table:table-cell table:style-name="Tabelle5.F1" office:value-type="string">
            <text:p text:style-name="P10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5.A1" table:number-columns-spanned="5" office:value-type="string">
            <text:p text:style-name="P21"><text:text-input text:description="&lt;if test=&quot;o.partner_id.detailed_invoice and line.invoice_line.origin&quot;&gt;">IF detailed_invoice</text:text-input></text:p>
            <text:p text:style-name="P22"><text:text-input text:description="&lt;line.invoice_line.origin&gt;">origin</text:text-input></text:p>
            <text:p text:style-name="P21"><text:text-input text:description="&lt;/if&gt;">END IF</text:text-input></text:p>
            <text:p text:style-name="P19"><text:text-input text:description="&lt;if test=&quot;line.note&quot;&gt;">IF NOTE</text:text-input></text:p>
            <text:p text:style-name="P19"><text:text-input text:description="&lt;line.note&gt;">NOTE</text:text-input></text:p>
            <text:p text:style-name="P19"/>
            <text:p text:style-name="P19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5.F2" office:value-type="string">
            <text:p text:style-name="P10"/>
          </table:table-cell>
        </table:table-row>
      </table:table>
      <text:p text:style-name="P1"><text:text-input text:description="&lt;/for&gt;">END FOR</text:text-input></text:p>
      <text:p text:style-name="P1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1"/>
          </table:table-cell>
          <table:table-cell table:style-name="Tabelle6.B1" office:value-type="string">
            <text:p text:style-name="P11">Nettobetrag</text:p>
          </table:table-cell>
          <table:table-cell table:style-name="Tabelle6.B1" office:value-type="string">
            <text:p text:style-name="P10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1" office:value-type="string">
            <text:p text:style-name="P11"/>
          </table:table-cell>
          <table:table-cell table:style-name="Tabelle6.B2" office:value-type="string">
            <text:p text:style-name="P11"><text:text-input text:description="&lt;for each=&quot;tax, tax_amount in taxes(o).items()&quot;&gt;">FOR TAX</text:text-input></text:p>
            <text:p text:style-name="P11">+ <text:text-input text:description="&lt;tax&gt;">TAX</text:text-input></text:p>
            <text:p text:style-name="P11"><text:text-input text:description="&lt;/for&gt;">END FOR</text:text-input></text:p>
          </table:table-cell>
          <table:table-cell table:style-name="Tabelle6.B2" office:value-type="string">
            <text:p text:style-name="P10"><text:text-input text:description="&lt;for each=&quot;tax, tax_amount in taxes(o).items()&quot;&gt;">FOR TAX</text:text-input></text:p>
            <text:p text:style-name="P10"><text:text-input text:description="&lt;formatLang(tax_amount)&gt;">TAX_AMOUNT</text:text-input> <text:text-input text:description="&lt;currency(o)&gt;">CUR</text:text-input></text:p>
            <text:p text:style-name="P10"><text:text-input text:description="&lt;/for&gt;">END FOR</text:text-input></text:p>
          </table:table-cell>
        </table:table-row>
        <table:table-row>
          <table:table-cell table:style-name="Tabelle6.A1" office:value-type="string">
            <text:p text:style-name="P11"/>
          </table:table-cell>
          <table:table-cell table:style-name="Tabelle6.A1" office:value-type="string">
            <text:p text:style-name="P13">Gesamtbetrag</text:p>
          </table:table-cell>
          <table:table-cell table:style-name="Tabelle6.A1" office:value-type="string">
            <text:p text:style-name="P5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Standard"/>
      <text:p text:style-name="Standard"><text:text-input text:description="&lt;if test=&quot;o.comment&quot;&gt;">IF COMMENT</text:text-input></text:p>
      <text:p text:style-name="Standard"/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ext:soft-page-break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">Zahlung: </text:p>
                </table:table-cell>
                <table:table-cell table:style-name="Tabelle8.A1" office:value-type="string">
                  <text:p text:style-name="P3"><text:text-input text:description="&lt;payment_term(o)&gt;">PAYMENT_TERM</text:text-input></text:p>
                </table:table-cell>
              </table:table-row>
            </table:table>
            <text:p text:style-name="P3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6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5-02T17:37:16.991981098</dc:date>
    <meta:editing-duration>P5DT5H54M35S</meta:editing-duration>
    <meta:editing-cycles>598</meta:editing-cycles>
    <meta:document-statistic meta:table-count="9" meta:image-count="0" meta:object-count="0" meta:page-count="2" meta:paragraph-count="71" meta:word-count="256" meta:character-count="784" meta:non-whitespace-character-count="730"/>
  </office:meta>
</office:document-meta>
</file>